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05672" officeooo:paragraph-rsid="00105672" style:font-size-asian="13.1000003814697pt" style:font-weight-asian="bold" style:font-size-complex="15pt" style:font-weight-complex="bold"/>
    </style:style>
    <style:style style:name="P2" style:family="paragraph" style:parent-style-name="Standard">
      <style:paragraph-properties fo:text-align="center" style:justify-single-word="false"/>
      <style:text-properties fo:font-size="15pt" style:text-underline-style="none" fo:font-weight="bold" officeooo:rsid="00105672" officeooo:paragraph-rsid="00105672" style:font-size-asian="13.1000003814697pt" style:font-weight-asian="bold" style:font-size-complex="15pt" style:font-weight-complex="bold"/>
    </style:style>
    <style:style style:name="P3" style:family="paragraph" style:parent-style-name="Standard">
      <style:paragraph-properties fo:text-align="center" style:justify-single-word="false"/>
      <style:text-properties fo:font-size="15pt" style:text-underline-style="none" fo:font-weight="bold" officeooo:rsid="00140498" officeooo:paragraph-rsid="00140498" style:font-size-asian="13.1000003814697pt" style:font-weight-asian="bold" style:font-size-complex="15pt" style:font-weight-complex="bold"/>
    </style:style>
    <style:style style:name="P4" style:family="paragraph" style:parent-style-name="Standard">
      <style:paragraph-properties fo:text-align="center" style:justify-single-word="false"/>
      <style:text-properties fo:font-size="15pt" style:text-underline-style="none" fo:font-weight="bold" officeooo:rsid="001753a0" officeooo:paragraph-rsid="001753a0" style:font-size-asian="13.1000003814697pt" style:font-weight-asian="bold" style:font-size-complex="15pt" style:font-weight-complex="bold"/>
    </style:style>
    <style:style style:name="P5" style:family="paragraph" style:parent-style-name="Standard">
      <style:paragraph-properties fo:text-align="center" style:justify-single-word="false"/>
      <style:text-properties fo:font-size="15pt" style:text-underline-style="none" fo:font-weight="bold" officeooo:rsid="003115a4" officeooo:paragraph-rsid="003115a4" style:font-size-asian="13.1000003814697pt" style:font-weight-asian="bold" style:font-size-complex="15pt" style:font-weight-complex="bold"/>
    </style:style>
    <style:style style:name="P6" style:family="paragraph" style:parent-style-name="Standard">
      <style:paragraph-properties fo:text-align="center" style:justify-single-word="false"/>
      <style:text-properties fo:font-size="15pt" style:text-underline-style="none" fo:font-weight="bold" officeooo:rsid="003354fb" officeooo:paragraph-rsid="003354fb" style:font-size-asian="13.1000003814697pt" style:font-weight-asian="bold" style:font-size-complex="15pt" style:font-weight-complex="bold"/>
    </style:style>
    <style:style style:name="P7" style:family="paragraph" style:parent-style-name="Standard">
      <style:paragraph-properties fo:text-align="center" style:justify-single-word="false"/>
      <style:text-properties fo:font-size="15pt" style:text-underline-style="none" fo:font-weight="bold" officeooo:rsid="004edf6a" officeooo:paragraph-rsid="004edf6a" style:font-size-asian="13.1000003814697pt" style:font-weight-asian="bold" style:font-size-complex="15pt" style:font-weight-complex="bold"/>
    </style:style>
    <style:style style:name="P8" style:family="paragraph" style:parent-style-name="Standard">
      <style:paragraph-properties fo:text-align="center" style:justify-single-word="false"/>
      <style:text-properties fo:font-size="15pt" style:text-underline-style="none" fo:font-weight="bold" officeooo:rsid="005a57f2" officeooo:paragraph-rsid="005a57f2" style:font-size-asian="13.1000003814697pt" style:font-weight-asian="bold" style:font-size-complex="15pt" style:font-weight-complex="bold"/>
    </style:style>
    <style:style style:name="P9" style:family="paragraph" style:parent-style-name="Standard">
      <style:paragraph-properties fo:text-align="start" style:justify-single-word="false"/>
      <style:text-properties fo:font-size="12pt" style:text-underline-style="none" fo:font-weight="normal" officeooo:rsid="00105672" officeooo:paragraph-rsid="00105672"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119b77" officeooo:paragraph-rsid="00119b7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1400e0" officeooo:paragraph-rsid="001400e0"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140498" officeooo:paragraph-rsid="0014049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140498" officeooo:paragraph-rsid="00143d42"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143d42" officeooo:paragraph-rsid="00143d4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16a080" officeooo:paragraph-rsid="0016a080"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16ec48" officeooo:paragraph-rsid="0016ec4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16f83e" officeooo:paragraph-rsid="0016f83e"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1753a0" officeooo:paragraph-rsid="001753a0"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176275" officeooo:paragraph-rsid="00176275"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188864" officeooo:paragraph-rsid="00188864"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1b64cc" officeooo:paragraph-rsid="001b64cc"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202290" officeooo:paragraph-rsid="00202290"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21c6fb" officeooo:paragraph-rsid="0021c6fb"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23b441" officeooo:paragraph-rsid="0023b441"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2d5a6d" officeooo:paragraph-rsid="002d5a6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2ea4c4" officeooo:paragraph-rsid="002ea4c4"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2fb4ae" officeooo:paragraph-rsid="002fb4ae"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3115a4" officeooo:paragraph-rsid="003115a4"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3354fb" officeooo:paragraph-rsid="003354fb"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3354fb" officeooo:paragraph-rsid="0046d25d"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3541f8" officeooo:paragraph-rsid="003541f8"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38a1fb" officeooo:paragraph-rsid="0038a1fb"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38bec1" officeooo:paragraph-rsid="0038bec1"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3aa2d4" officeooo:paragraph-rsid="003aa2d4"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normal" officeooo:rsid="003b90dd" officeooo:paragraph-rsid="003b90dd"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3c2608" officeooo:paragraph-rsid="003c2608"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4d479d" officeooo:paragraph-rsid="004d479d"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normal" officeooo:rsid="004d479d" officeooo:paragraph-rsid="0046d25d"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style:text-underline-style="none" fo:font-weight="normal" officeooo:rsid="004edf6a" officeooo:paragraph-rsid="004edf6a"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style:text-underline-style="none" fo:font-weight="normal" officeooo:rsid="0051994e" officeooo:paragraph-rsid="0051994e"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style:text-underline-style="none" fo:font-weight="normal" officeooo:rsid="00531a75" officeooo:paragraph-rsid="00531a75"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style:text-underline-style="none" fo:font-weight="normal" officeooo:rsid="0058cef4" officeooo:paragraph-rsid="0058cef4"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style:text-underline-style="none" fo:font-weight="normal" officeooo:rsid="0058e770" officeooo:paragraph-rsid="0058e770"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style:text-underline-style="none" fo:font-weight="normal" officeooo:rsid="005a4fb3" officeooo:paragraph-rsid="005a4fb3"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style:text-underline-style="none" fo:font-weight="normal" officeooo:rsid="005a57f2" officeooo:paragraph-rsid="005a57f2"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style:text-line-through-style="none" style:text-line-through-type="none" fo:font-size="12pt" style:text-underline-style="none" fo:font-weight="normal" officeooo:rsid="003be9a2" officeooo:paragraph-rsid="003b90dd"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style:text-line-through-style="none" style:text-line-through-type="none" fo:font-size="12pt" style:text-underline-style="none" fo:font-weight="normal" officeooo:rsid="003c2608" officeooo:paragraph-rsid="003c2608"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style:text-line-through-style="none" style:text-line-through-type="none" fo:font-size="12pt" style:text-underline-style="none" fo:font-weight="normal" officeooo:rsid="003c32ee" officeooo:paragraph-rsid="003c2608"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style:text-line-through-style="none" style:text-line-through-type="none" fo:font-size="12pt" style:text-underline-style="none" fo:font-weight="normal" officeooo:rsid="003c32ee" officeooo:paragraph-rsid="003c32ee"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style:text-line-through-style="none" style:text-line-through-type="none" fo:font-size="12pt" style:text-underline-style="none" fo:font-weight="normal" officeooo:rsid="003d8adf" officeooo:paragraph-rsid="003d8adf"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style:text-line-through-style="none" style:text-line-through-type="none" fo:font-size="12pt" style:text-underline-style="none" fo:font-weight="normal" officeooo:rsid="004114da" officeooo:paragraph-rsid="003d8adf"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text-line-through-style="none" style:text-line-through-type="none" fo:font-size="12pt" style:text-underline-style="none" fo:font-weight="normal" officeooo:rsid="004114da" officeooo:paragraph-rsid="004114da"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text-line-through-style="none" style:text-line-through-type="none" fo:font-size="12pt" style:text-underline-style="none" fo:font-weight="normal" officeooo:rsid="0041fd80" officeooo:paragraph-rsid="0041fd80"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text-line-through-style="none" style:text-line-through-type="none" fo:font-size="12pt" style:text-underline-style="none" fo:font-weight="normal" officeooo:rsid="00436c62" officeooo:paragraph-rsid="00436c62"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text-line-through-style="none" style:text-line-through-type="none" fo:font-size="12pt" style:text-underline-style="none" fo:font-weight="normal" officeooo:rsid="0045f403" officeooo:paragraph-rsid="0045f403"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text-line-through-style="none" style:text-line-through-type="none" fo:font-size="12pt" style:text-underline-style="none" fo:font-weight="normal" officeooo:rsid="0046d25d" officeooo:paragraph-rsid="0046d25d"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text-line-through-style="none" style:text-line-through-type="none" fo:font-size="12pt" style:text-underline-style="none" fo:font-weight="normal" officeooo:rsid="00476cea" officeooo:paragraph-rsid="00476cea"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text-line-through-style="none" style:text-line-through-type="none" fo:font-size="12pt" style:text-underline-style="none" fo:font-weight="normal" officeooo:rsid="00482d56" officeooo:paragraph-rsid="00482d56"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text-line-through-style="none" style:text-line-through-type="none" fo:font-size="12pt" style:text-underline-style="none" fo:font-weight="normal" officeooo:rsid="0049d84f" officeooo:paragraph-rsid="0049d84f"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text-line-through-style="none" style:text-line-through-type="none" fo:font-size="12pt" style:text-underline-style="none" fo:font-weight="normal" officeooo:rsid="004a8cb0" officeooo:paragraph-rsid="004a8cb0"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text-line-through-style="none" style:text-line-through-type="none" fo:font-size="12pt" style:text-underline-style="none" fo:font-weight="normal" officeooo:rsid="004b3bda" officeooo:paragraph-rsid="004b3bda"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text-line-through-style="none" style:text-line-through-type="none" fo:font-size="12pt" style:text-underline-style="none" fo:font-weight="normal" officeooo:rsid="004c661c" officeooo:paragraph-rsid="004c661c" style:font-size-asian="10.5pt" style:font-weight-asian="normal" style:font-size-complex="12pt" style:font-weight-complex="normal"/>
    </style:style>
    <style:style style:name="P63" style:family="paragraph" style:parent-style-name="Standard">
      <style:paragraph-properties fo:text-align="center" style:justify-single-word="false"/>
      <style:text-properties style:text-line-through-style="none" style:text-line-through-type="none" fo:font-size="15pt" style:text-underline-style="none" fo:font-weight="bold" officeooo:rsid="00436c62" officeooo:paragraph-rsid="00436c62" style:font-size-asian="13.1000003814697pt" style:font-weight-asian="bold" style:font-size-complex="15pt" style:font-weight-complex="bold"/>
    </style:style>
    <style:style style:name="P64" style:family="paragraph" style:parent-style-name="Standard">
      <style:paragraph-properties fo:text-align="center" style:justify-single-word="false"/>
      <style:text-properties style:text-line-through-style="none" style:text-line-through-type="none" fo:font-size="15pt" style:text-underline-style="none" fo:font-weight="bold" officeooo:rsid="00482d56" officeooo:paragraph-rsid="00482d56" style:font-size-asian="13.1000003814697pt" style:font-weight-asian="bold" style:font-size-complex="15pt" style:font-weight-complex="bold"/>
    </style:style>
    <style:style style:name="T1" style:family="text">
      <style:text-properties officeooo:rsid="00140498"/>
    </style:style>
    <style:style style:name="T2" style:family="text">
      <style:text-properties officeooo:rsid="001457b3"/>
    </style:style>
    <style:style style:name="T3" style:family="text">
      <style:text-properties officeooo:rsid="0016f83e"/>
    </style:style>
    <style:style style:name="T4" style:family="text">
      <style:text-properties officeooo:rsid="001a0250"/>
    </style:style>
    <style:style style:name="T5" style:family="text">
      <style:text-properties officeooo:rsid="001bb699"/>
    </style:style>
    <style:style style:name="T6" style:family="text">
      <style:text-properties officeooo:rsid="0023b441"/>
    </style:style>
    <style:style style:name="T7" style:family="text">
      <style:text-properties officeooo:rsid="002524db"/>
    </style:style>
    <style:style style:name="T8" style:family="text">
      <style:text-properties officeooo:rsid="002a7bcf"/>
    </style:style>
    <style:style style:name="T9" style:family="text">
      <style:text-properties officeooo:rsid="002c7977"/>
    </style:style>
    <style:style style:name="T10" style:family="text">
      <style:text-properties officeooo:rsid="002ea4c4"/>
    </style:style>
    <style:style style:name="T11" style:family="text">
      <style:text-properties officeooo:rsid="0031ea45"/>
    </style:style>
    <style:style style:name="T12" style:family="text">
      <style:text-properties officeooo:rsid="003b8c21"/>
    </style:style>
    <style:style style:name="T13" style:family="text">
      <style:text-properties officeooo:rsid="003be9a2"/>
    </style:style>
    <style:style style:name="T14" style:family="text">
      <style:text-properties style:text-line-through-style="solid" style:text-line-through-type="single"/>
    </style:style>
    <style:style style:name="T15" style:family="text">
      <style:text-properties style:text-line-through-style="none" style:text-line-through-type="none"/>
    </style:style>
    <style:style style:name="T16" style:family="text">
      <style:text-properties style:text-line-through-style="none" style:text-line-through-type="none" officeooo:rsid="003be9a2"/>
    </style:style>
    <style:style style:name="T17" style:family="text">
      <style:text-properties style:text-line-through-style="none" style:text-line-through-type="none" officeooo:rsid="003c32ee"/>
    </style:style>
    <style:style style:name="T18" style:family="text">
      <style:text-properties officeooo:rsid="00413e8f"/>
    </style:style>
    <style:style style:name="T19" style:family="text">
      <style:text-properties officeooo:rsid="0046d25d"/>
    </style:style>
    <style:style style:name="T20" style:family="text">
      <style:text-properties officeooo:rsid="00476cea"/>
    </style:style>
    <style:style style:name="T21" style:family="text">
      <style:text-properties officeooo:rsid="004a8cb0"/>
    </style:style>
    <style:style style:name="T22" style:family="text">
      <style:text-properties officeooo:rsid="004b3bda"/>
    </style:style>
    <style:style style:name="T23" style:family="text">
      <style:text-properties officeooo:rsid="004fee18"/>
    </style:style>
    <style:style style:name="T24" style:family="text">
      <style:text-properties style:text-position="super 58%"/>
    </style:style>
    <style:style style:name="T25" style:family="text">
      <style:text-properties style:text-position="super 58%" officeooo:rsid="004fee18"/>
    </style:style>
    <style:style style:name="T26" style:family="text">
      <style:text-properties officeooo:rsid="00558b9b"/>
    </style:style>
    <style:style style:name="T27" style:family="text">
      <style:text-properties officeooo:rsid="005ad45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ince Regent Faelan</text:p>
      <text:p text:style-name="P1"/>
      <text:p text:style-name="P2">1285</text:p>
      <text:p text:style-name="P2"/>
      <text:p text:style-name="P9">15 February</text:p>
      <text:p text:style-name="P9"/>
      <text:p text:style-name="P9">I had know my father was depressed but to kill himself? Really? I dont know how to respond, it is an increadible duty I have to accomplish as Gilla is only 8 years old still, I am for all intents and purposes King. And furthermore should it appeal to my more base desires I could become King myself indeed. Though I do not feel the rank course of ambition in my veins and I am more disposed to give way to kindness than kinslaying still my antics may get the best of me. My first task is to take our army home and safeguard the Kingdom. My brother will now be my charge.</text:p>
      <text:p text:style-name="P9"/>
      <text:p text:style-name="P9">17 February</text:p>
      <text:p text:style-name="P9"><text:line-break/>I have extended our stay in Paris only by a few days in the wake of my father’s death. Despite the toll of the war <text:span text:style-name="T12">(and Gilla’s effective dissolution of their alliance)</text:span> Yves provided a fine state funeral for King Gilla and even a nice “coronation” for m<text:span text:style-name="T12">y</text:span> brother though he will not spiritually be the King until our own festival back in Dublin. The trouble of thinking about killing him weighs on me heavily. Surely if I offed him everyone would know who and why plus Cuan and Mael are still alive back in Ireland… But then again my father successfully killed nearly 10 thousand innocent people just for looking at him the wrong way. I feel the power of our crown is nearly unstopabble back in our fortress of Eire.</text:p>
      <text:p text:style-name="P9"/>
      <text:p text:style-name="P10">2 April</text:p>
      <text:p text:style-name="P10"/>
      <text:p text:style-name="P10">We have returned safely back to Dublin and I have made sure that Gilla II was crowned King of Ireland, King of Wales, and Protector of Skottsland today in our grand royal palace by the erudite Prince-Bishop of Leix, Tipraite. Dublin Harbor is still the richest harbor in Europe and our country remains among the wealthiest in Europe. Still this defeat in Hispania has cost us dearly and we must be especially vigilant. My father’s suicide also has left a significant and black mark on our legacy which I will have to fight in order to overcome.</text:p>
      <text:p text:style-name="P10"/>
      <text:p text:style-name="P11">28 May</text:p>
      <text:p text:style-name="P11"/>
      <text:p text:style-name="P11">Gilla has been sent to study political theory at our great library. I have no time to study and therefore must practice.</text:p>
      <text:p text:style-name="P11"/>
      <text:p text:style-name="P11">28 October</text:p>
      <text:p text:style-name="P11"/>
      <text:p text:style-name="P11">I have halted the construction of my father’s great statue and ordered it to come to a hasty completion and then quickly begin one for both me and my brother Gilla. I emphasized this to make them all roughly the same size which is of course still impressive but compared to the <text:span text:style-name="T1">100 foot tall golden King Cuan the Great ours will not even compare…</text:span></text:p>
      <text:p text:style-name="P11"/>
      <text:p text:style-name="P12">17 December</text:p>
      <text:p text:style-name="P12"/>
      <text:p text:style-name="P12">The economy of Dublin has nearly recovered from the unwise war however our military is still severely depleted. Only 16,000 soldiers in all of Eire.</text:p>
      <text:p text:style-name="P12"><text:soft-page-break/></text:p>
      <text:p text:style-name="P3">1286</text:p>
      <text:p text:style-name="P3"/>
      <text:p text:style-name="P12">3 February</text:p>
      <text:p text:style-name="P12"><text:line-break/>Gilla’s wife, Queen-Mother Bebinn, has fallen rather ill. She has never been herself since father offed himself. I never liked her myself to be honest, my mother died when I was a kid. I got over it.</text:p>
      <text:p text:style-name="P12"/>
      <text:p text:style-name="P14">27 February</text:p>
      <text:p text:style-name="P13"/>
      <text:p text:style-name="P14">In all honestly I feel like the King. I may not ever actually revoke Gilla’s title because he wont be 16 for many more years and until then I will have my way unoposed. And then as long as I dont piss Gilla off too much after that I can just retire and continue to live like a King but without any of the responsabillities as well! Also might just kill this kid idk.</text:p>
      <text:p text:style-name="P13"/>
      <text:p text:style-name="P14">3 March</text:p>
      <text:p text:style-name="P14"/>
      <text:p text:style-name="P14">Bebinn died last night of Pnemonia. Gilla’s hella sad. I tired to console him that the same thing happened to me but he’s just so mad. First dad and now his mum too all in a year. Plus becoming King of Ireland, all at his age. It’s a lot to handle.</text:p>
      <text:p text:style-name="P14"/>
      <text:p text:style-name="P14">29 March</text:p>
      <text:p text:style-name="P14"/>
      <text:p text:style-name="P14">The Irish-French alliance has officially desolved. I thank them for their hospitality to our soldiers and apologize for the dire actions of our King. Kaisar Walter “The Monk” has spent his forces and achieved <text:s/>Aquitaine but his soldiers stop short of the Pyrenees. Mostly concentrated in the cities of Perrigold and Agen the new German presence may be welcomed by Yves who remains under constant raids even as far north as Poitiers. <text:span text:style-name="T2">After the combined might of Ireland, France and Germany tried to take on Hispania they still stand and we could not even breach the Pyrenees…</text:span></text:p>
      <text:p text:style-name="P14"/>
      <text:p text:style-name="P15">7 May</text:p>
      <text:p text:style-name="P15"/>
      <text:p text:style-name="P15">Yves has admitted defeat in Aquitaine and withdrawn his soldiers all the way back to Poitiers. The situation in Western Europe has become especially troublesome as our relationship with France is ruined, Hispania remains impenatrable, and the Kaisar increases himself as more men fall into dissarray. A policy of isolation and self-improvement, like the tortoise, is the only way forward.</text:p>
      <text:p text:style-name="P15"/>
      <text:p text:style-name="P16">26 August</text:p>
      <text:p text:style-name="P16"/>
      <text:p text:style-name="P16">The great King Arpad Kornel “The Wise” of Hungary has slowly slipped into madness it seems. <text:span text:style-name="T3">Recently the Old King has taken up the extreme religious doctrine of Catharism refuting the divinity of the church and asserting two separate dieties are worshiped in the Bible, a good god of the new testament and a bad god of the old testament. His blasephemy, blamed on dementia, could be tolerated for a time but this summer he has made matters quite worse. </text:span>This year he has occupied areas along the Danube River traditionally held by the Croatian King (Their Kingdom has been on the decline for some time now <text:span text:style-name="T3">loosing their great port of Zachlumia 100 years ago leaving the Croatians a weak power surrounded by Germany, Hungary, and the Eastern Roman Empire, cut off from land and now being harrased by Hungary) and provoked the anger of much of the Christian world.</text:span> He is now 76 and is in <text:soft-page-break/>jeopardy of souring his once great name. His holy war against the uncivilized men of Volhynia in the north was a great success and only a few decades ago his name was the praise of the Vatican. Today Pope Benedictus XI has pledged <text:span text:style-name="T3">20,000 Christian Knights to defend Croatian terratority. They will be joined, in a show of solidarity, by many more Italian soldiers even some from Venice <text:s/>and Zachlumia showing their solidarity in the face of what the pope refers to as a crisis in the faith.</text:span></text:p>
      <text:p text:style-name="P16"/>
      <text:p text:style-name="P17">25 September</text:p>
      <text:p text:style-name="P17"/>
      <text:p text:style-name="P17">Egypt has suffered severe casualties in the lands surrounding Damascus at the hands of Papal loyalists. The power of the Papacy seems to remain compotent in the world of the Eastern Mediteranean.</text:p>
      <text:p text:style-name="P17"/>
      <text:p text:style-name="P18">5 October</text:p>
      <text:p text:style-name="P18"/>
      <text:p text:style-name="P18">Their defeat at the hands of Hispania has left France bankrupt. Yves faces small scale resistance in his newly asserted lands in Bourbon but I expect him to recover. There is no underlying problem with his economy, unless the revolts in Bourbon should...increase…</text:p>
      <text:p text:style-name="P18"/>
      <text:p text:style-name="P18">25 December</text:p>
      <text:p text:style-name="P18"/>
      <text:p text:style-name="P18">The Kaisar has begun a new assault upon Polish Silesia (Upper)</text:p>
      <text:p text:style-name="P18"/>
      <text:p text:style-name="P4">1287</text:p>
      <text:p text:style-name="P4"/>
      <text:p text:style-name="P19">28 January</text:p>
      <text:p text:style-name="P19"><text:line-break/>Eilif in England has become embroiled in yet another trade war. He thinks he can negotiate his way into making as much money as our fair Dublin. Not a chance!</text:p>
      <text:p text:style-name="P19"/>
      <text:p text:style-name="P20">8 February</text:p>
      <text:p text:style-name="P20"/>
      <text:p text:style-name="P20">Walter “The Monk” Holy Roman Emperor (and the most succesful in moder<text:span text:style-name="T8">n</text:span> memory) has died leaving <text:span text:style-name="T4">this mortal world and allowing his fame and record to speak for him. Walter ruled for 29 years and just before his death achieved the capture of the River Garonne bringing Germany a port on the western shores of Europe. For the first time since the Empire of Charlemagnee a central German Empire has touched the Atlantic Ocean from the East. On the day of his Death the Holy Roman Empire stretches over 1000 miles from edge to edge making it the largest empire since Charlemagne and the most powerful military force in the known world. Their economy is nearly as strong as ours and their massive size affords them both vast material riches, and a sizeable population of inteligent and wise men. The new Kaisar is the grandson of Kaisar Gunther (d. 1246) and the son of a royal preacher who served in the royal court of Walter “The Monk” Albrecht “The Scholar” had been groomed since his youth to succeed Walter and is expected to prove himself worthy of administering the great empire of Walter if not even increase the might of Germany. Also we have had some funny report of rumors that he is no more than 5 foot tall! Can you imagine? A dwarf the most powerful man in Europe...HAHA</text:span></text:p>
      <text:p text:style-name="P20"/>
      <text:p text:style-name="P21">14 February</text:p>
      <text:p text:style-name="P21"/>
      <text:p text:style-name="P21">Two years after Father’s suicide. Still the air hangs heavy and dirty in the shadows. Still we think of him in between our stolen glances and in each of my envious and greedy dreams I hear my father <text:soft-page-break/>laughing at me, “Faelan you are not destined for the throne, do not let your ambition blind you to the simple pleasures that life will share with you ever so getnly” I can never un-hear his words. He should still be with us. But it isnt my fault, it really isnt anyone’s fault. You can blame our economy for firing so hot, everyone, me incuded thought we would easily win the war especially with France assisting us. WE were blinded by our own ambition. I am taking it every day at a time to remember this advice. <text:span text:style-name="T5">Germany has succeeded in Polish Silesia and the Papal soldiers have routed the Hungarian troops from around the Danube between Croatia and Hungary in the county of Pecs.</text:span></text:p>
      <text:p text:style-name="P16"/>
      <text:p text:style-name="P22">6 March</text:p>
      <text:p text:style-name="P22"/>
      <text:p text:style-name="P23">The Egyptian King Guifre has been accused of aiding Muslim Shia’s from Nubian in crossing up the Nile and into the Holy Lands where Egypt and Jerusalem remain locked in a gruelling war of idealogies. The pope has taken up the powerful posture of declaring this an “Egyptian Jihad” and that King Guifre is an enemy of Christ himself. The war has certainly destablized the middle east and indeed now hundreds if not thousands of Muslims who had been well removed and considered defeated since the days of Gausfred when the Crusaders were victorious in establishing the Christian Kingdom of Egypt in 1201 <text:span text:style-name="T9">are marching into Egypt and Jerusalem</text:span>. Now, 86 years later, Egypt seems tainted by the same vile self serving philosophy which tore through Hispania has been propogated in Egypt where the refuggees of Ponc’s lunacy had taken up their home in the lands conquered by Arsenda. Unfortunately they brought their selfishness and dismissive attidute towards Christ with them and now find themselves allies of Nubia and Hispania against Rome and Jerusalem. I am much too worried about the reconstruction of our army and expansion of our shipyards to be too concerned with the outcome of this war but I do fear that now with Hungary, Egypt, Hispania, and Germany all dissmisive of the Pope’s influence that perhaps the last days of Roman influence on the church are upon us. If this should come to pass (which I hope will not and that at least Hungary will <text:span text:style-name="T6">come back to our side after the inevitable death of Arpad Kornel) I will have no choice but to sign articles of confederation with Germany. Ireland could never defend herself against a Hispanic invasion and our neighbors England and France lack the will to come to our aid and possibly the power to repel their forces (should they ever choose to attack)</text:span></text:p>
      <text:p text:style-name="P23"/>
      <text:p text:style-name="P24">7 March</text:p>
      <text:p text:style-name="P24"/>
      <text:p text:style-name="P24">King Gilla kicked the shit out of some other kid today. I was actually rather impressed, and frightened. My younger brother will assume absolute temporal authority over our realm in only 5 short years and today I learned he has a hell of a bad temper. He had a rough few years to say the least and I am not sure what I can do to help. He has been succeeding in his studies and though he is no mensa he is already proving himself to be knowledgeable about both the military and diplomatic strains of rulership.</text:p>
      <text:p text:style-name="P24"/>
      <text:p text:style-name="P24">8 March</text:p>
      <text:p text:style-name="P24"/>
      <text:p text:style-name="P24">Great news from the land of Hungary! King Arpad Kornel has died peacefully in his sleep even as his southern borders were ravaged by Italian Soldiers in defense of Croatia. His only son died twenty some years ago leaving his grandaughter, Arpad Eva, as his only legitamite succesor. The pope has agreed to acknowledge Eva’s crown and return the Duchy of Balaton on the western banks of the Danube to her court if she will agree to respect the soveriegnty of Croatia and pledge her power, kingdom, and soldiers in the defense of his holiness and Christians everywhere. Eva has agreed and taken the title Queen of Hungary. <text:span text:style-name="T7">She is an infamous woman who was accused of murdering her own brother Prince Arpad Giza after King Arpad Kornel seemed ready to abdicate to him as he was his only male </text:span><text:soft-page-break/><text:span text:style-name="T7">grandson. Queen Eva also allowed her father to spread his madness in his later days and say by idly as he invaded Croatia without a thought to the lives of those who live there. Her willingness to cooperate with the pope reeks of incinserity nearly as much as the Pope’s willingness to give reconciliation reeks of weakness.</text:span></text:p>
      <text:p text:style-name="P24"/>
      <text:p text:style-name="P25">7 May</text:p>
      <text:p text:style-name="P25"/>
      <text:p text:style-name="P25">The peasants of Dail Chluaid have revolted and begun open piracy of my trade ships. I have decided to act swiftly in order to re-assert Dublin’s absolute supremacy in western Skottsland and assure this cancer of anarchy is allowed to spread no further. <text:span text:style-name="T10">7 thousand soldiers depart from Dublin with all haste for Western-Scottland.</text:span></text:p>
      <text:p text:style-name="P25"/>
      <text:p text:style-name="P26">5 June</text:p>
      <text:p text:style-name="P26"/>
      <text:p text:style-name="P26">Our soldiers have established themselves at a fort on the western shores of Skottsland. It seems that the band of pirates is on the move and gaining strength but that the general population is un-sympathetic to their plans and generally support us!</text:p>
      <text:p text:style-name="P26"/>
      <text:p text:style-name="P27">15 July</text:p>
      <text:p text:style-name="P27"/>
      <text:p text:style-name="P27">Whatever was left of the piraters have been destroyed. Our armies have been given the green light to return home. Yves has siezed the opprotunity while Eilif is still struggling to protect his trade ships by invading English Normandy. Perhaps now is the end of the English overseas empire and the actual exhaustion of the line of Emperor Hardrade of the North.</text:p>
      <text:p text:style-name="P27"/>
      <text:p text:style-name="P28">6 September</text:p>
      <text:p text:style-name="P28"/>
      <text:p text:style-name="P28">Despite the aid of Muslim soldiers King Guifre of Egypt has lost control of Damascus following a very successful summer offensive undertaken by the King-Bishop of Jerusalem.</text:p>
      <text:p text:style-name="P28"/>
      <text:p text:style-name="P28">10 September</text:p>
      <text:p text:style-name="P28"/>
      <text:p text:style-name="P28">Kaisar Albrecht “The Scholar” has spent the year rather quiet for a man who has become the most powerful man in Europe (and perhaps the world) <text:span text:style-name="T11">His army is said to number 50,000 and his economy is surely greater than mine. He rules an entire empire three fourths (¾) the empire of Charlemagne and commands the greatest army Europe has seen since the crusade for Egypt. I have decided to enter into the Roma accord dictating that should the Kaisar attack any christian nation all christian nations must stand up together and defend against him. It is only a partial band aid on the problem however. It does nothing to deal with Hispania and France has been excluded from negotiations due to their invasion of English Normandy.</text:span></text:p>
      <text:p text:style-name="P28"/>
      <text:p text:style-name="P29">12 December</text:p>
      <text:p text:style-name="P29"/>
      <text:p text:style-name="P29">In pitched battle near the city of Damascus the King-Bishop was slain by a swarthy veteral muslim from southern Arabia. There is no question that they came from Egypt and now one has killed the King Bishop Gaillard.</text:p>
      <text:p text:style-name="P28"/>
      <text:p text:style-name="P6">1288</text:p>
      <text:p text:style-name="P6"><text:soft-page-break/></text:p>
      <text:p text:style-name="P29">12 January</text:p>
      <text:p text:style-name="P29"/>
      <text:p text:style-name="P30">After a number of early victories Yves has manaaged to lay siege to the city of Caens in English Normandy. In the Holy Lands the soldiers of Jeruslam have accomplished the miraculous. Over the last month a new King-Bishop, Hakam the chief priest of Jerusalem has crushed the armies of Egypt in Damascus and forced them to retreat to their positions in Madaba and Al Jawf.</text:p>
      <text:p text:style-name="P29"/>
      <text:p text:style-name="P31">21 January</text:p>
      <text:p text:style-name="P31"/>
      <text:p text:style-name="P31">Kyrillos the Eastern Emperor of Rome and Byzantium has joined in our Accordia Romae and pledged to help us defend ourselves against the Kaisar.</text:p>
      <text:p text:style-name="P31"/>
      <text:p text:style-name="P31">24 January</text:p>
      <text:p text:style-name="P31"><text:line-break/>Eilif has finnaly signed off on negotiations regarding Italian trade deals...He must realize that the time and men he wasted was never going to pay off and that France is quite literally knocking on his door demanding a piece of his “empire” in disgrace…</text:p>
      <text:p text:style-name="P31"/>
      <text:p text:style-name="P31">11 February</text:p>
      <text:p text:style-name="P31"><text:line-break/>Pope Benedictus XI has allowed France to join, officially, our Accordia Romae bringing every power in Europe, excluding Hispania, have banded together to ensure the power of the Kaisar will not expand.</text:p>
      <text:p text:style-name="P5"/>
      <text:p text:style-name="P32">12 February</text:p>
      <text:p text:style-name="P32"/>
      <text:p text:style-name="P32">The Emperor of Byzantium has had to somewhat distance himself from his agreement in the Accordia Romae he will still absolutely fulfill his obligation but may not be able to provide the entire army of the East. The pope replied by excommunicating him. A strange act considering the men of the east have not followed the Pope’s orders in over 200 years…</text:p>
      <text:p text:style-name="P32"/>
      <text:p text:style-name="P32">18 February</text:p>
      <text:p text:style-name="P32"><text:line-break/>Kyrililos Emperor of the East has withrawn his offer to aid our defense should the Kaisar attack…</text:p>
      <text:p text:style-name="P32"/>
      <text:p text:style-name="P33">24 February</text:p>
      <text:p text:style-name="P33"/>
      <text:p text:style-name="P33">Following the exit of France, Norway, and Italian lords from the Accordia Romae I have decided it is no longer in the best interests of the Irish Kingdom to remain a member.</text:p>
      <text:p text:style-name="P33"/>
      <text:p text:style-name="P33">6 March</text:p>
      <text:p text:style-name="P33"/>
      <text:p text:style-name="P33">Both Poland and England have left the Accordia Romae leaving the short lived alliance already obsolete. It remains only in force as an agreement with Hungary, Sweden, and the Pope himeslf (who is less than amused…)</text:p>
      <text:p text:style-name="P33"/>
      <text:p text:style-name="P34">28 April</text:p>
      <text:p text:style-name="P34"/>
      <text:p text:style-name="P34"><text:soft-page-break/>In Normandy Yves has managed to capture the city of Caen and driven the English west where they still control the shores of Mortain and the (former) Breton city of Rennes.</text:p>
      <text:p text:style-name="P34"/>
      <text:p text:style-name="P34">29 April</text:p>
      <text:p text:style-name="P34"/>
      <text:p text:style-name="P34">Hispania has begun a general embargo against ships with the Venitian flag stopping them from passing through the strait of Gibraltar and leading to armed conflict between the Emperor and the Doge of Venice. This will also have potentially serious effects on our economy which relies on Italian trade to thrive.</text:p>
      <text:p text:style-name="P34"/>
      <text:p text:style-name="P34">30 April</text:p>
      <text:p text:style-name="P34"/>
      <text:p text:style-name="P34">The King of Bohemia has raised his flag againt the Kaisar Albrecht declaring him unfit to rule the Empire. King Zoltan fights to place himself on the throne in Metz but has also allied himself with groups sympathetic to the Roman Papacy turning his threat to Albrecht into a serious matter. Armies have been raised in support of Zoltan in Milan, Ancoa, Croatia, and Verdun. This internal struggle comes as good news after our attempt at alliance in the face of German supremacy failed rather quickly.</text:p>
      <text:p text:style-name="P34"/>
      <text:p text:style-name="P35">2<text:span text:style-name="T13">4</text:span> June</text:p>
      <text:p text:style-name="P35"/>
      <text:p text:style-name="P35">Piracy has again run rampant this summer. This year men from the near the city of Gwent seem to be the culprits. 1,500 soldiers made landing today in Meath (understanding they clearly lacked to power to sieze Dublin) and have begun laying their siege in just the most British way possible. Half the asses are still fishing while the other half seem to be studying self help (lay siege fast!) books written for the struggling Roman commander. Nonetheless I have raised the armies of Dublin and have alerted my commanders that the prospect of another “British Police Action” seem <text:span text:style-name="T14">high, despite the failure of my father’s forray into the country some years ago I feel it neccesary to remind Eilif that he has obligations as a land holder to KEEP HIS PEOPLE CLEAN and off my valuable trade routes. If I decide he cannot be trusted to keep his lands clean I will have to take care of them myself just as we have done in Wales and much of Northern Skottsland.</text:span><text:span text:style-name="T15"> </text:span><text:span text:style-name="T16">Low despite the source of piracy being hella obvious and a war with Eilif hella easy. Instead I will trust Eilif has the situaion under control on his end and this will be a one time occurrence. Easy to clean up anyways, not a very strong bunch lol.</text:span></text:p>
      <text:p text:style-name="P46"/>
      <text:p text:style-name="P36"><text:span text:style-name="T16">1</text:span><text:span text:style-name="T15">3 August</text:span></text:p>
      <text:p text:style-name="P47"/>
      <text:p text:style-name="P47">Another round in the Jihad for Jerusalem has been somewhat succesful this year. Many muslims from “apparently” south of Egypt have captured the city of Gaza (gee I wonder why they went around Egypt)</text:p>
      <text:p text:style-name="P47"/>
      <text:p text:style-name="P47">18 August</text:p>
      <text:p text:style-name="P47"/>
      <text:p text:style-name="P36"><text:span text:style-name="T15">King Zoltan</text:span><text:span text:style-name="T17"> of Bohemia has arrived in Milan to much fanfare. Most people treat him as their Kaisar and have already placed the laurel crown on his head. Meanwhile to the north the Kaisar, Albrecht, has not undertaken any extensive campaign of eradication as of yet and has not been able to subdue the rather widespread disregard for his rule even as close to his castle in Metz as the city of Worms not to mention the regions of Verdun and Transjurania.</text:span></text:p>
      <text:p text:style-name="P48"/>
      <text:p text:style-name="P49">19 August</text:p>
      <text:p text:style-name="P49"/>
      <text:p text:style-name="P49"><text:soft-page-break/>As Sweden continues to grow in the north (and I must admit Eilif has generally asserted his right as son of Hardrade over much of the western Norwegian coast from Bergenhus to Romsdal) the old Viking warlords who held control at one point over Cornwall, Normandy, Iceland, and most of Norway, have become nearly extinct. The most powerful independent Norse ruler is Trond “The Merry” King of Cornwall but his influence is severelly limited even within his own land and many suspect his is but a puppet of King Eilif who holds the most influence over the people of Norwegian descent. Sweden has taken </text:p>
      <text:p text:style-name="P49"/>
      <text:p text:style-name="P50">13 September</text:p>
      <text:p text:style-name="P51"/>
      <text:p text:style-name="P52">English soldiers have abandoned Normandy in order to protect from Yves’ suprise invasion of <text:span text:style-name="T18">England. He sailed his ships right up the Thames river into London almost unopposed. The Hispanic blockade of the strait of Gibraltar has, so far, not affected us in the slightest and Queen Alis of Brittany has prevailed in an attempt by the Italian merchant families to drive her off the lands of Mallorca having once been the personal estate of the Capetians it passed to her realm during the first Vexin years.</text:span></text:p>
      <text:p text:style-name="P52"/>
      <text:p text:style-name="P53">20 October</text:p>
      <text:p text:style-name="P53"/>
      <text:p text:style-name="P53">In the holy lands the Muslim scourge have laid siege to the great city herself. Jerusalem is besieged and Egypt, once the highest King under the pope is no where to be found. In fact evidence suggests that Egypt has begun cooperating with the Empire of Hispania under Ramon “the bold” and even the sultanate of Rum in his apparent burning desire to de-throne the King-Bishop. My family in Egypt, the sons and daughters of Slaine, descendants of the treacherous Domnall who have decided to remain this long in that god-forsaken kingdom instead of beg my hospitality ought also be considered as good as dead.</text:p>
      <text:p text:style-name="P53"/>
      <text:p text:style-name="P54">12 December</text:p>
      <text:p text:style-name="P54"/>
      <text:p text:style-name="P54">In Milan the power of the Kaisar has all but diminished. The King of Bohemia Zoltan has proven to be a more popular ruler than Kaisar Albrecht whose sterile following ot Walter’s precedent have left the German people anxious and sympathetic to Zoltan a rouge King who seems to promise swift results and fast life for Germans. Albrecht may find himself not long for Metz should public opinion stay this way.</text:p>
      <text:p text:style-name="P54"/>
      <text:p text:style-name="P63">1289</text:p>
      <text:p text:style-name="P63"/>
      <text:p text:style-name="P54">5 January</text:p>
      <text:p text:style-name="P54"/>
      <text:p text:style-name="P54">I have sent Gilla to a finishing school with the brightest schoolteacher in all of Hungary. Why Hungary? It seemed a good distance away and he was becoming a bit too much to be around all day every day.</text:p>
      <text:p text:style-name="P54"/>
      <text:p text:style-name="P55">1 July</text:p>
      <text:p text:style-name="P55"/>
      <text:p text:style-name="P55">Taxes (cities wanna lower em)</text:p>
      <text:p text:style-name="P55"><text:tab/><text:span text:style-name="T19">The city burgers have delivered me this note</text:span></text:p>
      <text:p text:style-name="P56">asking me to lighten their slight burden</text:p>
      <text:p text:style-name="P56">they swear that they cannot afford the tax</text:p>
      <text:p text:style-name="P56"><text:soft-page-break/>but I think they would all do better</text:p>
      <text:p text:style-name="P56">forget their ire and respect their place</text:p>
      <text:p text:style-name="P56">my father once did show them who was master</text:p>
      <text:p text:style-name="P56">and I would never dare or dream to falter</text:p>
      <text:p text:style-name="P56">the taxes will remain their ever same</text:p>
      <text:p text:style-name="P56"/>
      <text:p text:style-name="P56">16 July</text:p>
      <text:p text:style-name="P56"/>
      <text:p text:style-name="P56">Yves has invaded English lands in Great Britain ostensiably to raid their homeland and collect reparations from the years of English occupation of Caens. In Germany the Kaisar has won a seires of victories against the Bohemian rebels and siezed Southern Bohemia as well as the lands to the East of Prague. Zoltan King of Bohemia remains engaged in the west <text:span text:style-name="T20">currently on a campaign in central Germany. He will likely be forced to retreat home and salvage the situation in his own kingdom before pursing his Imperium. In the holy lands King-Bishop Hakam is still holding out but seems doomed to fail. After Egypt’s betrayal their outcome is become indeed bleak.</text:span></text:p>
      <text:p text:style-name="P56"/>
      <text:p text:style-name="P57">4 November</text:p>
      <text:p text:style-name="P57"/>
      <text:p text:style-name="P57">In a stunning upset Yves the Holy King of France has announced he is run out of money and that should Eilif pay him back he will return to France and evenen abandon his victories in Normandy. This was really out of left field, Yves had laid siege to London and paralyzed their trade in and out of the Thames. Eilif stands weak but financially stable.</text:p>
      <text:p text:style-name="P57"/>
      <text:p text:style-name="P58">16 December</text:p>
      <text:p text:style-name="P58"/>
      <text:p text:style-name="P58">The Holy Land is ablaze as Muslim troops now lay siege to the great city of Jerusalem herself. King-Bishop Hakam seems doomed indeed. In Bohemia King Zoltan has returned to his castle of Prague and there prepares to duel the forces of the Kaisar for control of Bohemia and by extension all of Germany.</text:p>
      <text:p text:style-name="P58"/>
      <text:p text:style-name="P64">1290</text:p>
      <text:p text:style-name="P64"/>
      <text:p text:style-name="P58">25 January</text:p>
      <text:p text:style-name="P58"/>
      <text:p text:style-name="P58">The Kaisar remains strong in Bohemia but neither side has gained much if any ground.</text:p>
      <text:p text:style-name="P58"/>
      <text:p text:style-name="P58">12 March</text:p>
      <text:p text:style-name="P58"/>
      <text:p text:style-name="P58">The city of Milan has fallen back into the possesion of the Kaisar Albrecht as Bohemian revolutionary forces flee north toward the mountain pass of Como.</text:p>
      <text:p text:style-name="P58"/>
      <text:p text:style-name="P59">18 March</text:p>
      <text:p text:style-name="P59"/>
      <text:p text:style-name="P59">Jerusalem has fallen. Here ends, after 123 years of Christian rulership, the Theocracy of Jerusalem. Though the King-Bishop was rarely a loyal friend of Roma (not to mention Rome’s apparent betrayel at the bitter end in their climactic battle with Egypt) the loss of his power and the inevitable influx of Muslm power into the realm will have devestatingly and cataclismic effects on greater Europe. This may lead to the rise of Egypt and the eventual extension of their power over the Mediteranean or <text:soft-page-break/>perhaps us loyal men of Christ will be forced to unite to destroy our foe. Of course I am not optimistic. I am sure the worst possible thing will be sure to happen.</text:p>
      <text:p text:style-name="P59"/>
      <text:p text:style-name="P59">28 April</text:p>
      <text:p text:style-name="P59"/>
      <text:p text:style-name="P59">The soldiers of the Teutonic order who had been fighting of behalf of King Zoltan of Bohemia in Germany has been forced to retreat. The attempted retreat through Como proved too much and their main forces were scattered before the rear guard could even make it up the pass. Local resistance to the Kaisar continues in the streets of Milan and before the fall of Prague it’s hard to call Zoltan defeated but after the withdrawl of the Teutonic order he will face an even steeper uphill climb than before.</text:p>
      <text:p text:style-name="P59"/>
      <text:p text:style-name="P59">8 May</text:p>
      <text:p text:style-name="P59"/>
      <text:p text:style-name="P59">The general consensus among Britons is that Dublin is the rulers of the western seas and of Wales, Skottsland, and Eire. The king of England, Eilif, has proven himself once again by outlasting the power of Yves (our former ally) and demonstrated himself to be my equal rather than my lessor (as he seemed while me father <text:span text:style-name="T21">ntrusively</text:span> and regularly conducted his police actions across Eilif’s lands)<text:span text:style-name="T21">As much as this is de facto recognized the fact is that little tax money from the northernest reaches of the island ever reach our coffers and a King “Tadgh” runs quite the gang out of Albany where ours and England’s supremacy was often contended and never fully setled.</text:span> <text:span text:style-name="T21">However I have decided not to press any further invasion of Skottslsand for the time being. I will allow young Gilla to make these decisions for his Kingdom when the time comes.</text:span></text:p>
      <text:p text:style-name="P59"/>
      <text:p text:style-name="P60">8 June</text:p>
      <text:p text:style-name="P60"/>
      <text:p text:style-name="P60">Gilla’s teacher said she had enough of the boy. I understand he really is a little shit. I have sent him off to a military school to whip him up and instill some discipline in him. Its all lost though. He will be what he will be…</text:p>
      <text:p text:style-name="P60"/>
      <text:p text:style-name="P60">13 June</text:p>
      <text:p text:style-name="P60"/>
      <text:p text:style-name="P60">On his first day Gilla dumped a chamber pot on some other kid…. WTF</text:p>
      <text:p text:style-name="P60"/>
      <text:p text:style-name="P60">21 June</text:p>
      <text:p text:style-name="P60"/>
      <text:p text:style-name="P60">Our army, while not entirely recovered from before the invasion of Hispania 1285, <text:span text:style-name="T22">is become once again glorius in the might of lands. Not a match for Germany nor Hispania though. Better than England. On these longest days of the year the people of Milan succesfully forced out the German soldiers. The main army had left to secure their revolting cities to the north in Lorraine and urban activists defeated the german guard over a few nights worth of co vert operations. Likely only a small setback in the grand scheme of things for the Kaisar who may now need to deal with the people of Milan a bit more, harshly.</text:span></text:p>
      <text:p text:style-name="P60"/>
      <text:p text:style-name="P61">8 August</text:p>
      <text:p text:style-name="P61"/>
      <text:p text:style-name="P61">Tadgh and Eilif have announced that they support eachother. Eilif is moving to take (southern) Skottlsand for himself.</text:p>
      <text:p text:style-name="P61"/>
      <text:p text:style-name="P61">4 September</text:p>
      <text:p text:style-name="P61"><text:soft-page-break/></text:p>
      <text:p text:style-name="P61">Caliph Abdul-Haq II of the Fatimid Dynasty has conquered Jerusalem and installed himself as great spiritual King of Shia Muslims. This change in global power is reflected in the growing power of Hispania and Egypt both of whom are outwardly pleased at the defeat of King-Bishop Hakam if not at the outright destruction of the “Temple of Roma” in their Holy City.</text:p>
      <text:p text:style-name="P61"/>
      <text:p text:style-name="P62">6 September</text:p>
      <text:p text:style-name="P62"><text:line-break/>It has become generally recognized that the once defunct defensive pact against Germany is in fact still pretty much a thing. Any power in Europe who would get attacked by Kaisar would be aided by others without a doubt. Except maybe Hispania unless they really are just straight up allies with Egypt at this point. A country started by people who wanted out of Hispania sure turned into Hispania 2 point 0 real quick.</text:p>
      <text:p text:style-name="P38"/>
      <text:p text:style-name="P37">14 November</text:p>
      <text:p text:style-name="P37"/>
      <text:p text:style-name="P37">English troops have occupied Dunbar outright.</text:p>
      <text:p text:style-name="P37"/>
      <text:p text:style-name="P7">1291</text:p>
      <text:p text:style-name="P7"/>
      <text:p text:style-name="P39">15 January</text:p>
      <text:p text:style-name="P39"/>
      <text:p text:style-name="P39">The Kaisar Albrecht “the scholar” and King Zoltan of Bohemia have agreed upon a white peace. The Kaisar ended up being slow to react and Zoltan’s popularity in Milan especially proved too stubborn to stamp out completely. Zoltan will be allowed to retain his titles and inheritance <text:span text:style-name="T23">but must forfeit his elector title and any claim on the Imperial throne. He must also volunteer his armies to fight against the Hispanic Empire who has been creeping back over the Pyranees mountains during the German civil war. Meanwhile Ramon-Folc has named his son Hug “the Hammer” as his immediate succesor upon his 16</text:span><text:span text:style-name="T25">th</text:span><text:span text:style-name="T23"> birthday he is given full command of the Empire of Hispania. The great Hispanic Emperor has <text:s/>moved the Imperial palace into the old Kingdom of Navarre while his son Hug has taken up residence in the great fortress of Zaragoza. This move East from Molina where the “Holy Hispanic Empire” was founded by Ot is indicative of the growing power Hispania is exerting into Europe. The new goals of the Empire are surely in Aquitaine where their recent incursions have been met with weak German resistance. In Marakeech the Emperors Ramon-Folc and Hug are respected as far away as 100 miles south of the strait of Gibraltar. Their economic power is rivaled only by ours and their army is currently winning against the Kaisar.</text:span></text:p>
      <text:p text:style-name="P39"/>
      <text:p text:style-name="P40">16 January</text:p>
      <text:p text:style-name="P40"/>
      <text:p text:style-name="P40">King-Bishop Hakam is defeated but not dead. He has regrouped with what is left of the Christian Army of Jerusalem in Tripoli and Damascus and has vowed to re-claim the Holy city. I dont think he will succeed but hey Ive never even been over there…</text:p>
      <text:p text:style-name="P40"/>
      <text:p text:style-name="P40">8 February</text:p>
      <text:p text:style-name="P40"/>
      <text:p text:style-name="P40">In preparation for King Gilla’s official ascencion to the throne next year I have arranged for his marriage to my oldest daughter, Caintigern, as a show of harmony in the royal Irish family. Many people have suggested that I try and usurp my brother’s title but I am happy with my life and feel <text:soft-page-break/>content to know I have presided over a period of peace and general welfare even ensuring our nation pride is re-built in the wake of my father’s mistakes. The people need something and someone to believe in and right now that is me. I have also aquiesced to the creation of a statue of Prince-Regent Faelan as I will be known. In adition to his statue, I have arranged for a great book of ancient rome, the Aeneid to be procured for King Gilla. Not just any copy mind you but an original manuscript from the days of Nero! Hand written in Rome by men who knew the sons and daughters of the poet if not Vergil himself. A great gift for our new king!</text:p>
      <text:p text:style-name="P40"/>
      <text:p text:style-name="P41">1 April</text:p>
      <text:p text:style-name="P41"/>
      <text:p text:style-name="P41">Our great Harbor and City of Dublin are regaled the world over. Even as far as Constantinople, Roma, Egypt, the Holy city, in the far flung corners of the world they here of the great artistic splendor. Our gold statue the great Library the worlds largest sea port. The money. We are truly a wonder of the world!</text:p>
      <text:p text:style-name="P41"/>
      <text:p text:style-name="P41">26 April</text:p>
      <text:p text:style-name="P41"/>
      <text:p text:style-name="P41">One small piece of buisiness. My own children. Do believe it has been a struggle <text:span text:style-name="T26">for me personally to continue to execute my royal duty of regency for my younger brother the King when my own son, Gilla mac-Faelan nearly the same age as the King must grow up and realize that by fate he is not destined for the same greatness as his uncle the King. He may complain he feels it is not fair and hell I may even agree with him but the alternative could spell the end of our great Kingdom. I could never let our father, grandfather, or ancestors down by acting to spell the end of Mael’s great issue. However I have elected to use my current position as official head of government to ensure that Gilla and my own issue be well taken care of. I have arranged for my previous title of “Prince of Wales” to be restored and with support of my younger brother Cuan, earl of Airgialla and Muaidhe , I have also created the title Duke of Ulaidhe (referring to much of North-Western Eire) and I have ensured with the local gentry that my son Gilla will inherit in full these titles from me. Now I do recognize the potentially devestating impact these decions will have especially in light of our father King Gilla’s rutheless purges 11 years ago and the Decree of Dublin where mid-level nobility saw their entire platform destroyed (and not to mention Gilla II is a little asshole with a sharp temper) I have decided to follow through with my decision as if I had done nothing my son Gilla mac-Faelan would have inherited very little lands and my line would have been forgotten forever. If this should lead to war with my younger brother in the coming years or even some generations down the line so be it. It is better to die on your feet than to live on your knees…</text:span></text:p>
      <text:p text:style-name="P41"/>
      <text:p text:style-name="P42">11 May</text:p>
      <text:p text:style-name="P42"/>
      <text:p text:style-name="P42">I have taken the liberty to name myself Duke of Laigan as well.</text:p>
      <text:p text:style-name="P42"/>
      <text:p text:style-name="P42">12 June</text:p>
      <text:p text:style-name="P42"/>
      <text:p text:style-name="P42">The great copy of Vigil’s Aeneid has arrived at my court. It is of magnificent quality. A true treasure of the Roman World. I have announced that it will put on display in our great library and invited scholars from across Europe to visit and see it while it remains on display. It will be given to Gilla at his coronation February.</text:p>
      <text:p text:style-name="P42"/>
      <text:p text:style-name="P43">28 July</text:p>
      <text:p text:style-name="P43"/>
      <text:p text:style-name="P43"><text:soft-page-break/>After much debate it has been generally agreed upon that the “Great book of Vergil” is in fact a forgery...What a shame. However the great books brought by the European Scholars will be of great benefit at our library but it is a shame that we dont have the 2<text:span text:style-name="T24">nd</text:span> edition Aeneid anymore…</text:p>
      <text:p text:style-name="P43"/>
      <text:p text:style-name="P43">5 September</text:p>
      <text:p text:style-name="P43"/>
      <text:p text:style-name="P43">In Aquitaine soldiers of the Kaisar are victorious but still fail to push the Hispanics over the Pyranees.</text:p>
      <text:p text:style-name="P43"/>
      <text:p text:style-name="P44">29 October</text:p>
      <text:p text:style-name="P44"/>
      <text:p text:style-name="P44">As a challenge to the growing power of the Swedish Kingdom King Rune II of Denmark has invaded Halland with a great host and seeks to take the sea-side town in proof of Denmark’s power, independence, and ability to keep itself alive between Germany and a newly powerful Swedish Throne. With the Kaisar busy in Aquitaine now is a particularly strategic time to focus on their rivals to the north. In the holy lands Hakam has been able to keep his hold on Tripoli mostly as a result of Guifre “the Fowler” king of Egypt who has returned to the lands of Oultrejordain in an attempt to assert his dominance over the area after the absolute influx of Muslims back to Jerusalem after the fall last september.</text:p>
      <text:p text:style-name="P44"/>
      <text:p text:style-name="P8">1292</text:p>
      <text:p text:style-name="P8"/>
      <text:p text:style-name="P45">3 January</text:p>
      <text:p text:style-name="P45"/>
      <text:p text:style-name="P45">With King Gilla’s coronation only one month away the talk is all that fills the halls of Castle Dublin. It will be a great celebration…</text:p>
      <text:p text:style-name="P45"/>
      <text:p text:style-name="P45">28 January</text:p>
      <text:p text:style-name="P45"/>
      <text:p text:style-name="P45">The situation in Hungary continues to deteriorate. While Queen Eva the Black remains on the throne widespread revolt in the north by cruel men of Cathar radicalized during the time of Arpad Kornel now threaten to destory the court of his granddaughter Eva the Black.</text:p>
      <text:p text:style-name="P45"/>
      <text:p text:style-name="P45">3 February</text:p>
      <text:p text:style-name="P45"><text:line-break/>The great coronation of King Gilla II. <text:span text:style-name="T27">Wearing the holy armor of the Egpytian Crusade won by King Cuan the Great nearly 100 years ago and bearing the sword of his Father Gilla ascended to the throne room and had the “Great crown of Mael the Unifier” placed on his head by the Prince-Bishop of Laigan, Tipraite. The last time this great gold corona was lifted onto one’s head was for the state funeral of Gilla I in Paris 7 years ago. I never wore the thing only donning the diamand of Wales for official state functions. Much merry was made and the young King Gilla II has grown into a fierce and war-like man. Much to the credit of his military education I forced upon him he realizes now that our Kingdom is not perfectly secure and in his coronation speech promised another war with Englan. As Eilif has embarked upon new and fresh invasions into Skottsland after his victory over Yves Gilla II says it is essential that we re-demonstrate our superiority over our English rivals and must make war this year and with all haste. I will prepare my men for war. Long Live King Gilla and Long Live the Kingdom of Dublin!</text:span></text:p>
      <text:p text:style-name="P35"/>
      <text:p text:style-name="P35"/>
      <text:p text:style-name="P34"><text:soft-page-break/></text:p>
      <text:p text:style-name="P27"/>
      <text:p text:style-name="P25"/>
      <text:p text:style-name="P25"/>
      <text:p text:style-name="P16"/>
      <text:p text:style-name="P16"/>
      <text:p text:style-name="P16"/>
      <text:p text:style-name="P13"/>
      <text:p text:style-name="P1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8T19:00:56.664830263</meta:creation-date>
    <dc:date>2019-10-06T09:11:34.915764982</dc:date>
    <meta:editing-duration>PT2H7M24S</meta:editing-duration>
    <meta:editing-cycles>14</meta:editing-cycles>
    <meta:generator>LibreOffice/6.2.6.2$Linux_X86_64 LibreOffice_project/20$Build-2</meta:generator>
    <meta:document-statistic meta:table-count="0" meta:image-count="0" meta:object-count="0" meta:page-count="14" meta:paragraph-count="168" meta:word-count="6282" meta:character-count="34951" meta:non-whitespace-character-count="28824"/>
  </office:meta>
</office:document-meta>
</file>